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830" officeooo:paragraph-rsid="001df830"/>
    </style:style>
    <style:style style:name="P2" style:family="paragraph" style:parent-style-name="Standard">
      <style:paragraph-properties fo:text-align="justify" style:justify-single-word="false"/>
      <style:text-properties officeooo:rsid="001df830" officeooo:paragraph-rsid="001df830"/>
    </style:style>
    <style:style style:name="P3" style:family="paragraph" style:parent-style-name="Standard">
      <style:text-properties officeooo:rsid="001ed828" officeooo:paragraph-rsid="001ed828"/>
    </style:style>
    <style:style style:name="P4" style:family="paragraph" style:parent-style-name="Standard">
      <style:text-properties officeooo:rsid="0020b759" officeooo:paragraph-rsid="0020b759"/>
    </style:style>
    <style:style style:name="T1" style:family="text">
      <style:text-properties officeooo:rsid="001ed828"/>
    </style:style>
    <style:style style:name="T2" style:family="text">
      <style:text-properties officeooo:rsid="002180bf"/>
    </style:style>
    <style:style style:name="T3" style:family="text">
      <style:text-properties officeooo:rsid="0021c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sol es una estrella mediana. Es una gran esfera de gas donde en su <text:span text:style-name="T1">núcleo</text:span> seo producen reacciones nucleares. Esta compuesta de un 75% de <text:span text:style-name="T1">hidrógeno</text:span> (el elemento mas <text:span text:style-name="T1">común</text:span> <text:s/>y mas ligero del universo)un 25 % de helio y un 1% de elementos mas pesados como oxigeno, carbono <text:span text:style-name="T1">nitrógeno</text:span> silicio etc. el sol tiene una vida de unos 4500 millones de años y vivira unos 5000 millones de años mas. Cuando toque a su fin se <text:span text:style-name="T1">convertirá</text:span> en una gigante roja. <text:span text:style-name="T1">Crecerá</text:span> hasta tal punto que <text:span text:style-name="T1">engullirá</text:span> a mercurio venus y la tierra, expulsara su capas exteriores creando una nebulosa pero su <text:span text:style-name="T1">núcleo</text:span> se <text:span text:style-name="T1">volverá</text:span> caliente y denso, conviertiendose en una enana blanca, entonces dejara ira <text:span text:style-name="T1">apagándose</text:span> lentamente.</text:p>
      <text:p text:style-name="P1"/>
      <text:p text:style-name="P1">Datos</text:p>
      <text:p text:style-name="P1"><text:span text:style-name="T3">diámetro</text:span>: 1390000km</text:p>
      <text:p text:style-name="P1"><text:span text:style-name="T3">composición</text:span>: <text:span text:style-name="T3">hidrógeno</text:span> (75%) helio (25%) otro.</text:p>
      <text:p text:style-name="P1"><text:span text:style-name="T3">Magnitud</text:span> aparente: -26</text:p>
      <text:p text:style-name="P1">distancia a la tierra: 149600000 km (1UA)</text:p>
      <text:p text:style-name="P1">edad: 4500 millones de años</text:p>
      <text:p text:style-name="P1"/>
      <text:p text:style-name="P3">COMO OBSERVAR EL SOL</text:p>
      <text:p text:style-name="P3"/>
      <text:p text:style-name="P3">El sol nunca se de ver observar directamente ya que <text:span text:style-name="T2">provocaría</text:span> la ceguera inmediata.</text:p>
      <text:p text:style-name="P3">Existe varias formas de observarlo si riesgo: <text:span text:style-name="T2">observación</text:span> por <text:span text:style-name="T2">proyección</text:span> y <text:span text:style-name="T2">observación directa con filtro.</text:span></text:p>
      <text:p text:style-name="P3"/>
      <text:p text:style-name="P4">OBSERVACION POR PROYECCION</text:p>
      <text:p text:style-name="P4">Consisten proyectar sobre una p<text:span text:style-name="T3">l</text:span>antilla blanca situada a una distancia del ocular y observarlo mediante dicha pantalla.</text:p>
      <text:p text:style-name="P4"/>
      <text:p text:style-name="P4">OBSERVACION CON FILTRO SOLAR</text:p>
      <text:p text:style-name="P4">Se coloca un filtro solar en el objetivo del <text:s/>telescopio. Existen dos tipos del filtros:los de abertura total <text:s/>y los de bandas estrecha. <text:span text:style-name="T2">El primero son laminas de plástico o cristal recubierta de metal. se coloca en su objetivo. Con esto se puede observar el sol directamente a través del telescopio. Los de banda estrecha, citaremos el H-alfa. Este filtro capta la luz emitida por el hidróge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23:05:55.795026523</meta:creation-date>
    <dc:date>2016-01-03T11:20:55.910598980</dc:date>
    <meta:editing-duration>PT2H41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8" meta:character-count="1625" meta:non-whitespace-character-count="1368"/>
  </office:meta>
</office:document-meta>
</file>